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none"/>
    </style:style>
    <style:style style:name="P2" style:family="paragraph" style:parent-style-name="Standard">
      <style:text-properties style:font-name="Arial Black" style:text-underline-style="solid" style:text-underline-width="auto" style:text-underline-color="font-color"/>
    </style:style>
    <style:style style:name="P3" style:family="paragraph" style:parent-style-name="Standard" style:list-style-name="L1">
      <style:text-properties style:font-name="Arial"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locast Testing<text:tab/>Test Date:<text:tab/><text:tab/><text:tab/></text:p>
      <text:p text:style-name="P2"/>
      <text:p text:style-name="P1">SP</text:p>
      <text:list xml:id="list2774132886768139025" text:style-name="L1">
        <text:list-item>
          <text:p text:style-name="P3">Eden option exists</text:p>
        </text:list-item>
        <text:list-item>
          <text:p text:style-name="P3">Eden option attaches boat</text:p>
        </text:list-item>
        <text:list-item>
          <text:p text:style-name="P3">Can Prep</text:p>
        </text:list-item>
        <text:list-item>
          <text:p text:style-name="P3">Can Cancel</text:p>
        </text:list-item>
        <text:list-item>
          <text:p text:style-name="P3">Can Helocast</text:p>
        </text:list-item>
        <text:list-item>
          <text:p text:style-name="P3">Can recover CRRC</text:p>
        </text:list-item>
        <text:list-item>
          <text:p text:style-name="P3">Can helocast after recovering CRRC</text:p>
        </text:list-item>
        <text:list-item>
          <text:p text:style-name="P3">Can recover CRRC after helocasting</text:p>
        </text:list-item>
        <text:list-item>
          <text:p text:style-name="P3">Chemlight attached</text:p>
        </text:list-item>
        <text:list-item>
          <text:p text:style-name="P3">Actions removed from helo after helocast</text:p>
          <text:p text:style-name="P3"/>
        </text:list-item>
      </text:list>
      <text:p text:style-name="P1">MP</text:p>
      <text:list xml:id="list38646503" text:continue-numbering="true" text:style-name="L1">
        <text:list-item>
          <text:p text:style-name="P3">Boat attached </text:p>
        </text:list-item>
        <text:list-item>
          <text:p text:style-name="P3">prepHelocast works with AI pilot</text:p>
        </text:list-item>
        <text:list-item>
          <text:p text:style-name="P3">prepHelocast wortks with human pilot</text:p>
        </text:list-item>
        <text:list-item>
          <text:p text:style-name="P3">Can helocast with human pilot</text:p>
        </text:list-item>
        <text:list-item>
          <text:p text:style-name="P3">Can helocast with AI pilot</text:p>
        </text:list-item>
        <text:list-item>
          <text:p text:style-name="P3">Can recover with AI pilot</text:p>
        </text:list-item>
        <text:list-item>
          <text:p text:style-name="P3">Can recover with human pilot</text:p>
        </text:list-item>
        <text:list-item>
          <text:p text:style-name="P3">Can recover CRRC after helocasting</text:p>
        </text:list-item>
        <text:list-item>
          <text:p text:style-name="P3">Can recover, helocast, recover with human pilot</text:p>
        </text:list-item>
        <text:list-item>
          <text:p text:style-name="P3">Can recover, helocast, recover with AI pilot</text:p>
        </text:list-item>
        <text:list-item>
          <text:p text:style-name="P3">Chemlight attached</text:p>
        </text:list-item>
        <text:list-item>
          <text:p text:style-name="P3">Chemlight doesn't fall off after collision with helo</text:p>
        </text:list-item>
        <text:list-item>
          <text:p text:style-name="P3">Chemlight doesn't fall off when people get in/out of boat</text:p>
        </text:list-item>
        <text:list-item>
          <text:p text:style-name="P3">Actions removed from helo after helocast</text:p>
        </text:list-item>
        <text:list-item>
          <text:p text:style-name="P3">Verify prep/cancel/prep helocast</text:p>
        </text:list-item>
        <text:list-item>
          <text:p text:style-name="P3">JIP</text:p>
        </text:list-item>
      </text:list>
      <text:p text:style-name="P1"/>
      <text:p text:style-name="P1">No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21T19:13:24.57</meta:creation-date>
    <dc:date>2019-12-25T18:43:42.62</dc:date>
    <meta:editing-duration>PT3H40M59S</meta:editing-duration>
    <meta:editing-cycles>16</meta:editing-cycles>
    <meta:generator>OpenOffice/4.1.6$Win32 OpenOffice.org_project/416m1$Build-9790</meta:generator>
    <meta:print-date>2019-12-22T16:36:58.12</meta:print-date>
    <meta:document-statistic meta:table-count="0" meta:image-count="0" meta:object-count="0" meta:page-count="1" meta:paragraph-count="30" meta:word-count="148" meta:character-count="797"/>
  </office:meta>
</office:document-meta>
</file>